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win Cities C / C++ Meetu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ambda Express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mbda Expression</text:p>
                <text:list>
                  <text:list-item>
                    <text:p>A lambda expression is an anonymous function, without any identifier.</text:p>
                  </text:list-item>
                  <text:list-item>
                    <text:p>Lambda expressions are common in many programming languages, including Java, Javascript, PHP, and Javascript.</text:p>
                  </text:list-item>
                  <text:list-item>
                    <text:p>Lambda expressions are primarily used for callback functions of higher-order functions.</text:p>
                  </text:list-item>
                  <text:list-item>
                    <text:p><text:a xlink:href="https://en.wikipedia.org/wiki/Anonymous_function" xlink:type="simple">https://en.wikipedia.org/wiki/Anonymous_functi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ambda Expres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Definitions</text:p>
            <text:p>Javascript Example</text:p>
            <text:p>C++ Implementation</text:p>
            <text:p>C++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Javascript Example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Lambda in Function Use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Replace conditionals</text:p>
                <text:list>
                  <text:list-item>
                    <text:p>Swearword processor</text:p>
                    <text:list>
                      <text:list-item>
                        <text:p>Local-context counter</text:p>
                      </text:list-item>
                      <text:list-item>
                        <text:p>Regular expressions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>
          <draw:text-box>
            <text:list text:style-name="L2">
              <text:list-item>
                <text:p>Callback Functions</text:p>
                <text:list>
                  <text:list-item>
                    <text:p>Std::function object</text:p>
                  </text:list-item>
                  <text:list-item>
                    <text:p>IGeneric_Base, IGeneric_User, Generic_Do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Passing Lambda Out of Function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Recursion with Lambdas</text:p>
          </draw:text-box>
        </draw:frame>
        <draw:frame presentation:style-name="pr6" draw:layer="layout" svg:width="25.199cm" svg:height="5.809cm" svg:x="1.4cm" svg:y="4.914cm" presentation:class="outline" presentation:placeholder="true">
          <draw:text-box/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Tricks and Trap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Pass lambda expressions by reference or pointer</text:p>
                <text:list>
                  <text:list-item>
                    <text:p>Passing by value loses the captures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4:11:33.500317818</meta:creation-date>
    <meta:generator>LibreOffice/5.1.6.2$Linux_X86_64 LibreOffice_project/10m0$Build-2</meta:generator>
    <dc:date>2017-09-02T21:13:39.923477284</dc:date>
    <meta:editing-duration>PT5H23M42S</meta:editing-duration>
    <meta:editing-cycles>8</meta:editing-cycles>
    <meta:document-statistic meta:object-count="58"/>
  </office:meta>
</office:document-meta>
</file>